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5pt" fo:letter-spacing="normal" fo:font-style="normal" fo:font-weight="bold" officeooo:rsid="000bd558" officeooo:paragraph-rsid="000bd558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5pt" fo:letter-spacing="normal" fo:font-style="normal" fo:font-weight="bold" officeooo:rsid="000bd558" officeooo:paragraph-rsid="000bd558" style:font-size-asian="15pt" style:font-size-complex="15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Source Serif Pro" fo:font-size="15pt" fo:letter-spacing="normal" fo:font-style="normal" fo:font-weight="normal" officeooo:rsid="000bd558" officeooo:paragraph-rsid="000bd558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evisão de falhas</text:p>
      <text:p text:style-name="P1"/>
      <text:p text:style-name="P1"/>
      <text:p text:style-name="P3">A Clínica Médica Voll, especializada em serviços médicos e exames, depende de equipamentos de diagnóstico, como máquinas de ressonância magnética e ultrassom, para atender seus pacientes. A falha de um desses equipamentos pode atrasar diagnósticos e tratamentos, impactando negativamente a experiência do paciente. A clínica está interessada em implementar um sistema de previsão de falhas usando redes bayesianas dinâmicas.</text:p>
      <text:p text:style-name="P4">Diante disso, descreva corretamente como esse modelo pode ser utilizado para antecipar problemas nos equipamentos e garantir a continuidade dos serviços médicos.</text:p>
      <text:p text:style-name="P1"/>
      <text:p text:style-name="P2">Resposta:</text:p>
      <text:p text:style-name="P5"/>
      <text:p text:style-name="P6">Instalar sensores nos equipamentos de diagnóstico para monitorar variáveis críticas, como temperatura e vibração, e usar esses dados junto com o histórico de manutenção para alimentar o modelo probabilístico, permitindo prever falhas futuras e agendar manutenções preventivas.</text:p>
      <text:p text:style-name="P6">A instalação de sensores e a análise de dados históricos através de redes bayesianas dinâmicas permitem prever falhas, possibilitando a manutenção preventiva e garantindo a continuidade dos serviç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4:34:25.536162269</meta:creation-date>
    <meta:generator>LibreOffice/7.3.7.2$Linux_X86_64 LibreOffice_project/30$Build-2</meta:generator>
    <dc:date>2025-09-15T10:09:20.792471071</dc:date>
    <meta:editing-duration>PT2M31S</meta:editing-duration>
    <meta:editing-cycles>2</meta:editing-cycles>
    <meta:document-statistic meta:table-count="0" meta:image-count="0" meta:object-count="0" meta:page-count="1" meta:paragraph-count="6" meta:word-count="150" meta:character-count="1087" meta:non-whitespace-character-count="943"/>
  </office:meta>
</office:document-meta>
</file>